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7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Segoe U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LAYER ORDER</text:p>
          </table:table-cell>
        </table:table-row>
        <table:table-row table:style-name="ro1">
          <table:table-cell office:value-type="string">
            <text:p>Vorte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ne Dra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it Effec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ayer Vine Attac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rick Attack Vin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Intro/outro object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ss mountai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nemy bullet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mok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anger Brick damage effec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layer/Blob/Serp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tro/Outro stomp smok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eed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rystal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float" office:value="16">
            <text:p>1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B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egoe UI" svg:font-family="'Segoe UI'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03/29/2011</text:date>, <text:time>13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9T12:42:47.86</meta:creation-date>
    <dc:date>2011-03-29T13:00:45.84</dc:date>
    <meta:editing-duration>PT00H02M47S</meta:editing-duration>
    <meta:editing-cycles>1</meta:editing-cycles>
    <meta:document-statistic meta:table-count="3" meta:cell-count="34" meta:object-count="0"/>
    <meta:generator>OpenOffice.org/3.2$Win32 OpenOffice.org_project/320m12$Build-9483</meta:generator>
  </office:meta>
</office:document-meta>
</file>